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paragraph-rsid="0002ed39"/>
    </style:style>
    <style:style style:name="T1" style:family="text">
      <style:text-properties officeooo:rsid="0002ed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<text:span text:style-name="T1">Photodiode/photoTransistor : </text:span><text:a xlink:type="simple" xlink:href="https://www.digikey.fr/fr/articles/how-to-use-photodiodes-and-phototransistors-most-effectively" text:style-name="Internet_20_link" text:visited-style-name="Visited_20_Internet_20_Link"><text:span text:style-name="T1">https://www.digikey.fr/fr/articles/how-to-use-photodiodes-and-phototransistors-most-effectively</text:span></text:a><text:span text:style-name="T1"> <text:line-break/>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5-10-23T10:16:21.420920063</dc:date>
    <meta:editing-duration>PT1M17S</meta:editing-duration>
    <meta:editing-cycles>1</meta:editing-cycles>
    <meta:document-statistic meta:table-count="0" meta:image-count="0" meta:object-count="0" meta:page-count="1" meta:paragraph-count="3" meta:word-count="7" meta:character-count="135" meta:non-whitespace-character-count="129"/>
  </office:meta>
</office:document-meta>
</file>